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obyčejné" style:font-family-generic="roman" style:font-pitch="variable" style:font-charset="x-symbol"/>
    <style:font-face style:name="Mangal1" svg:font-family="Mangal"/>
    <style:font-face style:name="Courier New" svg:font-family="'Courier New'" style:font-adornments="obyčejné"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cm" loext:contextual-spacing="false" fo:background-color="#ffffff"/>
    </style:style>
    <style:style style:name="P2" style:family="paragraph" style:parent-style-name="Normal_20__28_Web_29_">
      <loext:graphic-properties draw:fill="solid" draw:fill-color="#ffffff"/>
      <style:paragraph-properties fo:margin-top="0cm" fo:margin-bottom="0cm" loext:contextual-spacing="false" fo:background-color="#ffffff"/>
      <style:text-properties fo:color="#222222" style:font-name="Calibri" fo:font-size="11pt" fo:language="cs" fo:country="CZ" fo:font-weight="bold" fo:background-color="transparent" style:font-size-asian="11pt" style:font-weight-asian="bold" style:font-name-complex="Calibri2" style:font-size-complex="11pt"/>
    </style:style>
    <style:style style:name="P3" style:family="paragraph" style:parent-style-name="Normal_20__28_Web_29_">
      <loext:graphic-properties draw:fill="solid" draw:fill-color="#ffffff"/>
      <style:paragraph-properties fo:margin-top="0cm" fo:margin-bottom="0cm" loext:contextual-spacing="false" fo:background-color="#ffffff"/>
      <style:text-properties fo:color="#222222" style:font-name="Calibri" fo:font-size="11pt" fo:language="cs" fo:country="CZ" fo:font-style="italic" fo:font-weight="bold" fo:background-color="transparent" style:font-size-asian="11pt" style:font-style-asian="italic" style:font-weight-asian="bold" style:font-name-complex="Calibri2" style:font-size-complex="11pt"/>
    </style:style>
    <style:style style:name="P4" style:family="paragraph" style:parent-style-name="Normal_20__28_Web_29_">
      <loext:graphic-properties draw:fill="solid" draw:fill-color="#ffffff"/>
      <style:paragraph-properties fo:margin-top="0cm" fo:margin-bottom="0cm" loext:contextual-spacing="false" fo:background-color="#ffffff"/>
      <style:text-properties fo:color="#222222" style:font-name="Calibri" fo:font-size="11pt" fo:language="cs" fo:country="CZ" fo:background-color="transparent" style:font-size-asian="11pt" style:font-name-complex="Calibri2" style:font-size-complex="11pt"/>
    </style:style>
    <style:style style:name="P5" style:family="paragraph" style:parent-style-name="Normal_20__28_Web_29_" style:list-style-name="WWNum3">
      <loext:graphic-properties draw:fill="solid" draw:fill-color="#ffffff"/>
      <style:paragraph-properties fo:margin-top="0cm" fo:margin-bottom="0cm" loext:contextual-spacing="false" fo:background-color="#ffffff"/>
      <style:text-properties fo:color="#222222" style:font-name="Calibri" fo:font-size="11pt" fo:language="cs" fo:country="CZ" fo:background-color="transparent" style:font-size-asian="11pt" style:font-name-complex="Calibri2" style:font-size-complex="11pt"/>
    </style:style>
    <style:style style:name="P6" style:family="paragraph" style:parent-style-name="Normal_20__28_Web_29_">
      <loext:graphic-properties draw:fill="solid" draw:fill-color="#ffffff"/>
      <style:paragraph-properties fo:margin-top="0cm" fo:margin-bottom="0cm" loext:contextual-spacing="false" fo:background-color="#ffffff"/>
      <style:text-properties fo:color="#222222" style:font-name="Calibri" fo:font-size="16pt" fo:language="cs" fo:country="CZ" fo:font-weight="bold" fo:background-color="transparent" style:font-size-asian="16pt" style:font-weight-asian="bold" style:font-name-complex="Calibri2" style:font-size-complex="16pt"/>
    </style:style>
    <style:style style:name="P7" style:family="paragraph" style:parent-style-name="Normal_20__28_Web_29_">
      <loext:graphic-properties draw:fill="solid" draw:fill-color="#ffffff"/>
      <style:paragraph-properties fo:margin-top="0cm" fo:margin-bottom="0cm" loext:contextual-spacing="false" fo:background-color="#ffffff"/>
      <style:text-properties style:font-name="Calibri" fo:font-size="11pt" fo:language="cs" fo:country="CZ" fo:font-style="italic" fo:font-weight="bold" fo:background-color="transparent" style:font-size-asian="11pt" style:font-style-asian="italic" style:font-weight-asian="bold" style:font-name-complex="Calibri2" style:font-size-complex="11pt"/>
    </style:style>
    <style:style style:name="P8" style:family="paragraph" style:parent-style-name="Normal_20__28_Web_29_">
      <loext:graphic-properties draw:fill="solid" draw:fill-color="#ffffff"/>
      <style:paragraph-properties fo:margin-top="0cm" fo:margin-bottom="0cm" loext:contextual-spacing="false" fo:background-color="#ffffff"/>
      <style:text-properties style:font-name="Calibri" fo:font-size="11pt" fo:language="cs" fo:country="CZ" fo:font-weight="bold" fo:background-color="transparent" style:font-size-asian="11pt" style:font-weight-asian="bold" style:font-name-complex="Calibri2" style:font-size-complex="11pt"/>
    </style:style>
    <style:style style:name="P9" style:family="paragraph" style:parent-style-name="Normal_20__28_Web_29_">
      <loext:graphic-properties draw:fill="solid" draw:fill-color="#ffffff"/>
      <style:paragraph-properties fo:margin-top="0cm" fo:margin-bottom="0cm" loext:contextual-spacing="false" fo:background-color="#ffffff"/>
      <style:text-properties style:font-name="Calibri" fo:font-size="11pt" fo:language="cs" fo:country="CZ" fo:background-color="transparent" style:font-size-asian="11pt" style:font-name-complex="Calibri2" style:font-size-complex="11pt"/>
    </style:style>
    <style:style style:name="P10" style:family="paragraph" style:parent-style-name="Normal_20__28_Web_29_">
      <loext:graphic-properties draw:fill="solid" draw:fill-color="#ffffff"/>
      <style:paragraph-properties fo:margin-top="0cm" fo:margin-bottom="0cm" loext:contextual-spacing="false" fo:background-color="#ffffff"/>
      <style:text-properties fo:background-color="transparent"/>
    </style:style>
    <style:style style:name="P11" style:family="paragraph" style:parent-style-name="Normal_20__28_Web_29_" style:list-style-name="WWNum2">
      <loext:graphic-properties draw:fill="solid" draw:fill-color="#ffffff"/>
      <style:paragraph-properties fo:margin-top="0cm" fo:margin-bottom="0cm" loext:contextual-spacing="false" fo:background-color="#ffffff"/>
      <style:text-properties fo:background-color="transparent"/>
    </style:style>
    <style:style style:name="P12" style:family="paragraph" style:parent-style-name="Normal_20__28_Web_29_" style:list-style-name="WWNum3">
      <loext:graphic-properties draw:fill="solid" draw:fill-color="#ffffff"/>
      <style:paragraph-properties fo:margin-top="0cm" fo:margin-bottom="0cm" loext:contextual-spacing="false" fo:background-color="#ffffff"/>
      <style:text-properties fo:background-color="transparent"/>
    </style:style>
    <style:style style:name="P13" style:family="paragraph" style:parent-style-name="Normal_20__28_Web_29_" style:list-style-name="WWNum5">
      <loext:graphic-properties draw:fill="solid" draw:fill-color="#ffffff"/>
      <style:paragraph-properties fo:margin-top="0cm" fo:margin-bottom="0cm" loext:contextual-spacing="false" fo:background-color="#ffffff"/>
      <style:text-properties fo:background-color="transparent"/>
    </style:style>
    <style:style style:name="P14" style:family="paragraph" style:parent-style-name="Normal_20__28_Web_29_" style:list-style-name="WWNum6">
      <loext:graphic-properties draw:fill="solid" draw:fill-color="#ffffff"/>
      <style:paragraph-properties fo:margin-top="0cm" fo:margin-bottom="0cm" loext:contextual-spacing="false" fo:background-color="#ffffff"/>
      <style:text-properties fo:background-color="transparent"/>
    </style:style>
    <style:style style:name="P15" style:family="paragraph" style:parent-style-name="Normal_20__28_Web_29_" style:list-style-name="WWNum7">
      <loext:graphic-properties draw:fill="solid" draw:fill-color="#ffffff"/>
      <style:paragraph-properties fo:margin-top="0cm" fo:margin-bottom="0cm" loext:contextual-spacing="false" fo:background-color="#ffffff"/>
      <style:text-properties fo:background-color="transparent"/>
    </style:style>
    <style:style style:name="P16" style:family="paragraph" style:parent-style-name="Title" style:master-page-name="Standard">
      <style:paragraph-properties style:page-number="auto"/>
      <style:text-properties fo:language="cs" fo:country="CZ" fo:background-color="transparent"/>
    </style:style>
    <style:style style:name="P17" style:family="paragraph" style:parent-style-name="Standard">
      <style:text-properties fo:language="cs" fo:country="CZ" fo:background-color="transparent"/>
    </style:style>
    <style:style style:name="P18" style:family="paragraph" style:parent-style-name="No_20_Spacing">
      <style:text-properties fo:font-size="16pt" fo:language="cs" fo:country="CZ" fo:font-weight="bold" fo:background-color="transparent" style:font-size-asian="16pt" style:font-weight-asian="bold" style:font-size-complex="16pt"/>
    </style:style>
    <style:style style:name="T1" style:family="text">
      <style:text-properties fo:color="#222222" style:font-name="Calibri" fo:font-size="11pt" fo:language="cs" fo:country="CZ" style:font-size-asian="11pt" style:font-name-complex="Calibri2" style:font-size-complex="11pt"/>
    </style:style>
    <style:style style:name="T2" style:family="text">
      <style:text-properties fo:color="#222222" style:font-name="Calibri" fo:font-size="11pt" fo:language="cs" fo:country="CZ" officeooo:rsid="001db4bc" style:font-size-asian="11pt" style:font-name-complex="Calibri2" style:font-size-complex="11pt"/>
    </style:style>
    <style:style style:name="T3" style:family="text">
      <style:text-properties fo:color="#222222" style:font-name="Calibri" fo:font-size="11pt" fo:language="cs" fo:country="CZ" fo:font-style="italic" style:font-size-asian="11pt" style:font-style-asian="italic" style:font-name-complex="Calibri2" style:font-size-complex="11pt"/>
    </style:style>
    <style:style style:name="T4" style:family="text">
      <style:text-properties fo:color="#222222" style:font-name="Calibri" fo:font-size="11pt" fo:language="cs" fo:country="CZ" fo:font-style="italic" fo:background-color="#fff200" loext:char-shading-value="0" style:font-size-asian="11pt" style:font-style-asian="italic" style:font-name-complex="Calibri2" style:font-size-complex="11pt"/>
    </style:style>
    <style:style style:name="T5" style:family="text">
      <style:text-properties fo:color="#222222" style:font-name="Calibri" fo:font-size="11pt" fo:language="cs" fo:country="CZ" fo:background-color="#fff200" loext:char-shading-value="0" style:font-size-asian="11pt" style:font-name-complex="Calibri2" style:font-size-complex="11pt"/>
    </style:style>
    <style:style style:name="T6" style:family="text">
      <style:text-properties fo:color="#222222" style:font-name="Calibri" fo:font-size="11pt" fo:language="cs" fo:country="CZ" officeooo:rsid="001db4bc" fo:background-color="#fff200" loext:char-shading-value="0" style:font-size-asian="11pt" style:font-name-complex="Calibri2" style:font-size-complex="11pt"/>
    </style:style>
    <style:style style:name="T7" style:family="text">
      <style:text-properties fo:color="#222222" style:font-name="Calibri" fo:font-size="11pt" fo:language="cs" fo:country="CZ" fo:background-color="transparent" loext:char-shading-value="0" style:font-size-asian="11pt" style:font-name-complex="Calibri2" style:font-size-complex="11pt"/>
    </style:style>
    <style:style style:name="T8" style:family="text">
      <style:text-properties fo:color="#222222" style:font-name="Calibri" fo:font-size="11pt" fo:language="cs" fo:country="CZ" fo:background-color="transparent" loext:char-shading-value="0" style:font-size-asian="11pt" style:font-name-complex="Calibri2" style:font-size-complex="11pt"/>
    </style:style>
    <style:style style:name="T9" style:family="text">
      <style:text-properties fo:color="#1155cc" style:font-name="Calibri" fo:font-size="11pt" fo:language="cs" fo:country="CZ" style:font-size-asian="11pt" style:font-name-complex="Calibri2" style:font-size-complex="11pt"/>
    </style:style>
    <style:style style:name="T10" style:family="text">
      <style:text-properties fo:color="#1155cc" style:font-name="Calibri" fo:font-size="11pt" fo:language="cs" fo:country="CZ" fo:background-color="transparent" loext:char-shading-value="0" style:font-size-asian="11pt" style:font-name-complex="Calibri2" style:font-size-complex="11pt"/>
    </style:style>
    <style:style style:name="T11" style:family="text">
      <style:text-properties fo:color="#1155cc" style:font-name="Calibri" fo:font-size="11pt" fo:language="cs" fo:country="CZ" fo:background-color="transparent" loext:char-shading-value="0" style:font-size-asian="11pt" style:font-name-complex="Calibri2" style:font-size-complex="11pt"/>
    </style:style>
    <style:style style:name="T12" style:family="text">
      <style:text-properties style:font-name="Calibri" fo:font-size="11pt" fo:language="cs" fo:country="CZ" style:font-size-asian="11pt" style:font-name-complex="Calibri2" style:font-size-complex="11pt"/>
    </style:style>
    <style:style style:name="T13" style:family="text">
      <style:text-properties style:font-name="Calibri" fo:font-size="11pt" fo:language="cs" fo:country="CZ" officeooo:rsid="001db4bc" style:font-size-asian="11pt" style:font-name-complex="Calibri2" style:font-size-complex="11pt"/>
    </style:style>
    <style:style style:name="T14" style:family="text">
      <style:text-properties style:font-name="Calibri" fo:font-size="11pt" fo:language="cs" fo:country="CZ" fo:font-style="italic" style:font-size-asian="11pt" style:font-style-asian="italic" style:font-name-complex="Calibri2" style:font-size-complex="11pt"/>
    </style:style>
    <style:style style:name="T15" style:family="text">
      <style:text-properties style:font-name="Calibri" fo:font-size="11pt" fo:language="cs" fo:country="CZ" fo:font-style="italic" fo:background-color="#fff200" loext:char-shading-value="0" style:font-size-asian="11pt" style:font-style-asian="italic" style:font-name-complex="Calibri2" style:font-size-complex="11pt"/>
    </style:style>
    <style:style style:name="T16" style:family="text">
      <style:text-properties style:font-name="Calibri" fo:font-size="11pt" fo:language="cs" fo:country="CZ" fo:background-color="#fff200" loext:char-shading-value="0" style:font-size-asian="11pt" style:font-name-complex="Calibri2" style:font-size-complex="11pt"/>
    </style:style>
    <style:style style:name="T17" style:family="text">
      <style:text-properties style:font-name="Calibri" fo:font-size="11pt" fo:language="cs" fo:country="CZ" officeooo:rsid="001db4bc" fo:background-color="#fff200" loext:char-shading-value="0" style:font-size-asian="11pt" style:font-name-complex="Calibri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siCardGame</text:p>
      <text:p text:style-name="P17"/>
      <text:p text:style-name="P18">Zadání</text:p>
      <text:p text:style-name="P4">Navrhněte konzolový projekt, do kterého zaimplementujete karetní hru prší </text:p>
      <text:p text:style-name="P1"><text:span text:style-name="T8">(pravidla: </text:span><text:a xlink:type="simple" xlink:href="http://karetnihry.blogspot.cz/2010/05/prsi-pravidla.html" office:target-frame-name="_blank" xlink:show="new" text:style-name="Internet_20_link" text:visited-style-name="Visited_20_Internet_20_Link"><text:span text:style-name="T11">http://karetnihry.blogspot.cz/2010/05/prsi-pravidla.html</text:span></text:a><text:span text:style-name="T8">). </text:span></text:p>
      <text:p text:style-name="P4">Hrát budou hráči střídající se u jedné konzole.</text:p>
      <text:p text:style-name="P4">Požadovaným výstupem je funkční konzolová aplikace hry prší pro dva hráče.</text:p>
      <text:p text:style-name="P4"/>
      <text:p text:style-name="P4"/>
      <text:p text:style-name="P6">Řešení z pohledu uživatele aplikace</text:p>
      <text:p text:style-name="P2"/>
      <text:p text:style-name="P2">Ovládání a input uživatele</text:p>
      <text:p text:style-name="P10"><text:span text:style-name="T1">Vzhledem k omezenosti konzolových aplikací se veškerá navigace a ovládání v aplikaci provádí pomocí číselných kláves – aplikace zobrazí položky, které uživatel může zvolit, a ten tak následně provede stisknutím příslušné klávesy na klávesnici. Výjimky z tohoto pravidla jsou tři – první je potvrzení volby nebo výběr kladné odpovědi pomocí klávesy [y], druhou je zadání svého jména, třetí pak vybrání příslušné karty v samotné hře, kde je kromě stisknutí klávesy s příslušným číslem ještě potřeba svou volbu potvrdit stisknutím klávesy enter. Uživatelský vstup je ochráněn proti chybnému zadání, takže by uživatel neměl být schopný svou chybou způsobit pád nebo nezamýšlené chování aplikace.</text:span></text:p>
      <text:p text:style-name="P4"/>
      <text:p text:style-name="P2">Navigace</text:p>
      <text:p text:style-name="P4">Po spuštění se zobrazí hlavní menu, ve kterém má uživatel na výběr ze čtyř voleb:</text:p>
      <text:list xml:id="list2749412216" text:style-name="WWNum2">
        <text:list-item>
          <text:p text:style-name="P11"><text:span text:style-name="T3">New game</text:span><text:span text:style-name="T1"> – zahájí samotnou partii prší</text:span></text:p>
        </text:list-item>
        <text:list-item>
          <text:p text:style-name="P11"><text:span text:style-name="T3">Tutorial</text:span><text:span text:style-name="T1"> – seznámí uživatele s ovládáním a možnostmi aplikace</text:span></text:p>
        </text:list-item>
        <text:list-item>
          <text:p text:style-name="P11"><text:span text:style-name="T3">Options</text:span><text:span text:style-name="T1"> – umožní uživatel</text:span><text:span text:style-name="T2">i</text:span><text:span text:style-name="T1"> aktivovat nebo deaktivovat možnost přebíjení karty Eso</text:span></text:p>
        </text:list-item>
        <text:list-item>
          <text:p text:style-name="P11"><text:span text:style-name="T3">Quit</text:span><text:span text:style-name="T1"> – ukončí aplikaci</text:span></text:p>
        </text:list-item>
      </text:list>
      <text:p text:style-name="P4">New game:</text:p>
      <text:p text:style-name="P10"><text:span text:style-name="T1">Před zahájením hry jsou uživatelé postupně vyzváni, aby zadali svá jména. To umožní uživatelům rozpoznat, který hráč je na řadě, aniž by si museli pamatovat, zda jsou označeni jako </text:span><text:span text:style-name="T3">player 1,</text:span><text:span text:style-name="T1"> nebo </text:span><text:span text:style-name="T3">player 2</text:span><text:span text:style-name="T1">. Po zadání obou jmen hra začíná.</text:span></text:p>
      <text:p text:style-name="P4"/>
      <text:p text:style-name="P2">Hra</text:p>
      <text:p text:style-name="P4">V každém tahu jsou hráči zobrazeny informace o: </text:p>
      <text:list xml:id="list1625219899" text:style-name="WWNum3">
        <text:list-item>
          <text:p text:style-name="P5">čísle kola – dává uživatelům jednoduchou a přesnou informaci o tom, jak dlouho již soupeří,</text:p>
        </text:list-item>
        <text:list-item>
          <text:p text:style-name="P5">hráči na tahu – pomáhá uživatelům v orientaci ve hře při omezených možnostech konzolové aplikace,</text:p>
        </text:list-item>
        <text:list-item>
          <text:p text:style-name="P5">poslední provedené akci – pomáhá uživateli udržovat si přehled o vývoji partie,</text:p>
        </text:list-item>
        <text:list-item>
          <text:p text:style-name="P5">poslední hrané kartě – na kterou musí položit jednu ze svých karet, mají-li k tomu možnost,</text:p>
        </text:list-item>
        <text:list-item>
          <text:p text:style-name="P5">speciálním efektu poslední hrané karty – byla-li poslední kartou karta se speciálním efektem</text:p>
        </text:list-item>
        <text:list-item>
          <text:p text:style-name="P5">očíslované kartě/očíslovaných kartách v ruce – ze kterých mohou hráči hrát svůj tah</text:p>
        </text:list-item>
        <text:list-item>
          <text:p text:style-name="P5">možnosti líznout kartu nebo neudělat nic – je-li to v tomto tahu povolené</text:p>
        </text:list-item>
      </text:list>
      <text:p text:style-name="P4">Uživatel zadáním čísla zvolí svůj tah a potvrdí klávesou enter. Je-li tento tah v rámci pravidel, je mu umožněn. V případě výběru svrška je vyzván k výběru barvy. Na tah se nyní dostává druhý hráč, který má stejné možnosti. Po odehrání prvního hráče v prvním kole však může být hráč ve svém tahu omezen speciální akcí karty, kterou hrál jeho spoluhráč, tyto karty jsou:</text:p>
      <text:list xml:id="list194156137585301" text:continue-numbering="true" text:style-name="WWNum3">
        <text:list-item>
          <text:p text:style-name="P5">eso – pokud je to povolené a zároveň hráč má jiné eso, je mu umožněno ho přebít, v opačném případě nedělá v tomto tahu nic</text:p>
        </text:list-item>
        <text:list-item>
          <text:p text:style-name="P5"><text:soft-page-break/>svršek – mění barvu karty</text:p>
        </text:list-item>
        <text:list-item>
          <text:p text:style-name="P12"><text:span text:style-name="T1">sedmička – hráč jej musí přeb</text:span><text:span text:style-name="T2">í</text:span><text:span text:style-name="T1">t jinou sedmičkou nebo si líznou</text:span><text:span text:style-name="T2">t</text:span><text:span text:style-name="T1"> požadovaný počet karet</text:span></text:p>
        </text:list-item>
        <text:list-item>
          <text:p text:style-name="P5">poslední protihráčova karta – je-li soupeřova ruka prázdná, ale hráč drží v rukách červenou sedmičku, kterou je možné legálně zahrát, je vyzván, aby ji zahrál a vrátil protihráče do hry</text:p>
        </text:list-item>
      </text:list>
      <text:p text:style-name="P4">Pokud se jeden z hráčů dokázal zbavit karet a druhý ho tam nemůže legálně vrátit, hra oznámí vítěze a po stisknutí libovolné klávesy vrátí uživatele do menu.</text:p>
      <text:p text:style-name="P4"/>
      <text:p text:style-name="P4"/>
      <text:p text:style-name="P6">Technické provedení</text:p>
      <text:p text:style-name="P2"/>
      <text:p text:style-name="P3">Program</text:p>
      <text:p text:style-name="P10"><text:span text:style-name="T1">Vstupní bod aplikace slouží pouze k úvodnímu nastavení konzole, vytvoření instance třídy menu a zavolání jeho metody </text:span><text:span text:style-name="T3">ShowMenu()</text:span><text:span text:style-name="T1">, která zobrazí úvodní menu.</text:span></text:p>
      <text:p text:style-name="P10"><text:span text:style-name="T1">Alternativně by bylo možné základní menu vytvořit v této třídě, já osobně však preferuji držet metodu </text:span><text:span text:style-name="T3">Main() </text:span><text:span text:style-name="T1">co nejjednodušší a na každý delší kód vytvořit třídu, která se o tuto část stará.</text:span></text:p>
      <text:p text:style-name="P4"/>
      <text:p text:style-name="P3">Menu</text:p>
      <text:p text:style-name="P9">Při konstrukci si vytvoří a uloží instanci třídy GamePlay jako private field, která drží základní data nutná pro hru.</text:p>
      <text:p text:style-name="P10"><text:span text:style-name="T12">Public metoda </text:span><text:span text:style-name="T14">ShowMenu()</text:span><text:span text:style-name="T12">, která je volána z třídy </text:span><text:span text:style-name="T14">Program,</text:span><text:span text:style-name="T12"> obsahuje cyklus </text:span><text:span text:style-name="T14">while</text:span><text:span text:style-name="T12">, který stále dokola zobrazuje hlavní menu v případě, že si uživatel nevybere žádnou z voleb, které mu </text:span><text:span text:style-name="T14">ShowMenu()</text:span><text:span text:style-name="T12"> nabízí, nebo se do něj vrátí z jiné části programu. Cyklus je přerušen až ukončením programu.</text:span></text:p>
      <text:p text:style-name="P10"><text:span text:style-name="T12">Volby </text:span><text:span text:style-name="T14">Start new game a options </text:span><text:span text:style-name="T12">uživatele přenesou do jiných tříd, aniž by došlo k přerušení cyklu.</text:span></text:p>
      <text:p text:style-name="P10"><text:span text:style-name="T12">Volba </text:span><text:span text:style-name="T14">Quit </text:span><text:span text:style-name="T12">ukončí program po potvrzení uživatele.</text:span></text:p>
      <text:p text:style-name="P10"><text:span text:style-name="T12">Volba </text:span><text:span text:style-name="T14">Tutorial </text:span><text:span text:style-name="T12">zavolá private metodu </text:span><text:span text:style-name="T14">Tutorial()</text:span><text:span text:style-name="T12">, která uživateli napoví, jak s aplikací zacházet.</text:span></text:p>
      <text:p text:style-name="P10"><text:span text:style-name="T12">Alternativně by nebylo nutné metodu </text:span><text:span text:style-name="T14">Tutorial() </text:span><text:span text:style-name="T12">vůbec vytvářet, avšak držet kód v case switche co nejkratší dle mého názoru přispívá k přehlednosti celé metody. </text:span></text:p>
      <text:p text:style-name="P9">Místo switche by bylo možné použít kombinaci statementů if(), else if() a else, switch však působí čistěji, což také přispívá k čitelnosti kódu. Ze stejného důvodu jsem ho využil i na dalších místech aplikace.</text:p>
      <text:p text:style-name="P10"><text:span text:style-name="T12">Nekonečný cyklus while() by mohl být nahrazen while() cyklem s podmínkou, která nabude pravdivosti, když uživatel zvolí mo</text:span><text:span text:style-name="T13">ž</text:span><text:span text:style-name="T12">nost Quit. Program by pak byl ukončen tím, že by dospěl na konec kódu na rozdíl od současného stavu, kdy končí zavoláním metody Exit() na třídě Environment.</text:span></text:p>
      <text:p text:style-name="P10"><text:span text:style-name="T12">Nekonečný cyklus while() by šel nahradit i nekonečným cyklem for(), dle mého jde však o horší volbu, která by čtení kódu znesnadnila. Ze stejného důvodu je tento cyklus použit i ve třídě </text:span><text:span text:style-name="T14">GamePlay</text:span><text:span text:style-name="T12">.</text:span></text:p>
      <text:p text:style-name="P9"/>
      <text:p text:style-name="P7">GameOptions</text:p>
      <text:p text:style-name="P10"><text:span text:style-name="T12">Jednoduchá statická třída sloužící k uložení nastavení. Nastavení obsahuje jedinou položku – povolit přebití esa, nebo jej zakázat. Informace je uložena jako </text:span><text:span text:style-name="T14">option.txt </text:span><text:span text:style-name="T12">do složky se spouštěcím souborem. K výběru hodnoty opět slouží switch(), k samotnému uložení je určena private metoda </text:span><text:span text:style-name="T14">SaveOption(bool overrulable)</text:span><text:span text:style-name="T12">, jejím použitím je omezeno opakované psaní kódu na minimum. Metoda využívá StreamWriter k zapsání hodnoty </text:span><text:span text:style-name="T14">overrulable</text:span><text:span text:style-name="T12">, kterou dostala v parametru. </text:span></text:p>
      <text:p text:style-name="P10"><text:span text:style-name="T12">Na třídě se ještě nachází public metoda </text:span><text:span text:style-name="T14">LoadOption()</text:span><text:span text:style-name="T12">, která načte hodnotu ze zmiňovaného souboru, pokud existuje. Pokud ne, vrátí výchozí hodnotu, která je nastavená na true.</text:span></text:p>
      <text:p text:style-name="P9">Soubor option.txt přímo ve složce se spouštěcím souborem považuji u reálných projektů za bad practice, v případě takto malé ukázkové aplikace jsem si toto zjednodušení dovolil.</text:p>
      <text:p text:style-name="P9">Místo while() jsem tentokrát k zajištění opakování využil statement default, který v případě neplatného inputu od uživatele metodu zavolá znovu (rekurze). V případě většího množství chybných inputů se do paměti dostane větší množství těchto spuštěných metod. Mohlo by tak dojít k zahlcení paměti, v tomto případě by však uživatel musel nějakou dobu facerollovat po klávesnici, než by se v paměti nahromadil přehršel dat (netestováno). </text:p>
      <text:p text:style-name="P9"><text:soft-page-break/>Třída je statická, protože se nepředpokládá vytváření instancí, ani její funkce nevyžaduje držení jakýchkoli dat.</text:p>
      <text:p text:style-name="P9"/>
      <text:p text:style-name="P7">Card</text:p>
      <text:p text:style-name="P10"><text:span text:style-name="T12">Ve stejném souboru jsou definované enumy </text:span><text:span text:style-name="T14">Suit</text:span><text:span text:style-name="T12"> s jednotlivými barvami karet a </text:span><text:span text:style-name="T14">Name</text:span><text:span text:style-name="T12"> s jednotlivými hodnotami karet.</text:span></text:p>
      <text:p text:style-name="P10"><text:span text:style-name="T12">Třída </text:span><text:span text:style-name="T14">Card</text:span><text:span text:style-name="T12"> má dvě public properties – </text:span><text:span text:style-name="T14">CardSuit</text:span><text:span text:style-name="T12"> typu </text:span><text:span text:style-name="T14">Suit</text:span><text:span text:style-name="T12"> držící </text:span><text:span text:style-name="T13">barvu</text:span><text:span text:style-name="T12"> karty a </text:span><text:span text:style-name="T14">CardName</text:span><text:span text:style-name="T12"> typu </text:span><text:span text:style-name="T14">Name</text:span><text:span text:style-name="T12"> držící hodnotu karty. Karta by měla po vytvoření vždy zůstat stejná, proto má settery pro </text:span><text:span text:style-name="T14">CardSuit</text:span><text:span text:style-name="T12"> a </text:span><text:span text:style-name="T14">CardName</text:span><text:span text:style-name="T12"> nastavené jako private a o jejich naplnění se stará konstruktor.</text:span></text:p>
      <text:p text:style-name="P9">Protože karta bez hodnoty a barvy není úplná, vyžaduje konstruktor jejich hodnoty jako parametry. Po jejich uložení vloží konstruktor do fieldu cardSuit znaky reprezentující barvu a hodnotu příslušné karty. </text:p>
      <text:p text:style-name="P10"><text:span text:style-name="T12">Public metoda </text:span><text:span text:style-name="T14">Draw()</text:span><text:span text:style-name="T12"> slouží k vykreslení karty. Pomocí Console.WriteLine() vytvoří obrys karty a do středu vloží data z field </text:span><text:span text:style-name="T14">cardString</text:span><text:span text:style-name="T12">.</text:span></text:p>
      <text:p text:style-name="P9"/>
      <text:p text:style-name="P7">Player</text:p>
      <text:p text:style-name="P10"><text:span text:style-name="T12">Třída obsahuje data a logiku sloužící k obsluze hráče v těsné spolupráci s třídou </text:span><text:span text:style-name="T14">GamePlay</text:span><text:span text:style-name="T12">. Properties:</text:span></text:p>
      <text:list xml:id="list3586307126" text:style-name="WWNum5">
        <text:list-item>
          <text:p text:style-name="P13"><text:span text:style-name="T14">Nick</text:span><text:span text:style-name="T12"> – slouží k uložení jména hráče. Nastavuje se během konstrukce, takže má setter jako private.</text:span></text:p>
        </text:list-item>
        <text:list-item>
          <text:p text:style-name="P13"><text:span text:style-name="T14">Hand</text:span><text:span text:style-name="T12"> – je kolekce karet v hráčově ruce. V případě, že je prázdná, hráč vyhrává. Setter je public kvůli úvodnímu rozdávání karet probíhajícímu ve třídě </text:span><text:span text:style-name="T14">GamePlay</text:span><text:span text:style-name="T12">.</text:span></text:p>
        </text:list-item>
      </text:list>
      <text:p text:style-name="P9">Fields:</text:p>
      <text:list xml:id="list660497932" text:style-name="WWNum6">
        <text:list-item>
          <text:p text:style-name="P14"><text:span text:style-name="T14">gamePlay</text:span><text:span text:style-name="T12"> – slouží k uložení </text:span><text:span text:style-name="T14">GamePlaye</text:span><text:span text:style-name="T12">, kterému se budou posílat výsledky uživatelského inputu</text:span></text:p>
        </text:list-item>
        <text:list-item>
          <text:p text:style-name="P14"><text:span text:style-name="T14">overrulableAce</text:span><text:span text:style-name="T12"> – bool sloužící k uložení momentálního nastavení pravidla o přebíjení es</text:span></text:p>
        </text:list-item>
      </text:list>
      <text:p text:style-name="P10"><text:span text:style-name="T12">Konstruktor bere v parametrech </text:span><text:span text:style-name="T14">GamePlay</text:span><text:span text:style-name="T12"> pro field </text:span><text:span text:style-name="T14">gamePlay</text:span><text:span text:style-name="T12"> a </text:span><text:span text:style-name="T14">nick</text:span><text:span text:style-name="T12"> hráče, také dochází k iniciaci </text:span><text:span text:style-name="T14">Hand</text:span><text:span text:style-name="T12"> a načtení hodnoty pro field </text:span><text:span text:style-name="T14">overrulableAce</text:span><text:span text:style-name="T12"> pomocí </text:span><text:span text:style-name="T14">LoadOption()</text:span><text:span text:style-name="T12"> na statické třídě </text:span><text:span text:style-name="T14">GameOption</text:span><text:span text:style-name="T12">.</text:span></text:p>
      <text:p text:style-name="P10"><text:span text:style-name="T12">Ve třídě se dále nachází pět public metod, které jsou volané z </text:span><text:span text:style-name="T14">gamePlaye</text:span><text:span text:style-name="T12">. Ty se starají o úkony související s kartou, která byla zahrána jako poslední, případně s aktuálním stavem hry (více v části o třídě </text:span><text:span text:style-name="T14">GamePlay</text:span><text:span text:style-name="T12">.</text:span></text:p>
      <text:p text:style-name="P10"><text:span text:style-name="T12">Tyto metody si volají na pomoc některé private metody. </text:span><text:span text:style-name="T14">PlayNormal()</text:span><text:span text:style-name="T12"> a ActiveJack() volají metodu </text:span><text:span text:style-name="T14">Play()</text:span><text:span text:style-name="T12">, která si jako parametr bere hratelné karty, které jsou v kolekci Hand, a po provedení dalších úkonů (pomocí dalších private metod i vlastních statementů) pak odešle do </text:span><text:span text:style-name="T14">gamePlaye</text:span><text:span text:style-name="T12"> informaci o výsledku. </text:span></text:p>
      <text:p text:style-name="P10"><text:span text:style-name="T12">Zbylé metody </text:span><text:span text:style-name="T14">Play(</text:span><text:span text:style-name="T12">) nepoužívají a samy si volají další pomocné metody, těmi jsou </text:span><text:span text:style-name="T14">DrawUI()</text:span><text:span text:style-name="T12"> sloužící k vykreslení uživatelského rozhraní při tahu a </text:span><text:span text:style-name="T14">ManageUserInput(</text:span><text:span text:style-name="T12">), který řeší input od uživatele v různých situacích. Obě tyto metody dostávají potřebná data (hratelné karty, povolení lízat a bool zda 0 od uživatele přikazuje nedělat nic nebo lízat, případně není povolené ani jedno) v parametrech.</text:span></text:p>
      <text:p text:style-name="P9"/>
      <text:p text:style-name="P7">GamePlay</text:p>
      <text:p text:style-name="P10"><text:span text:style-name="T12">Hlavní třída starající se o samotné hraní. Ukládá data nutná pro hladký běh partie a dává instancím třídy </text:span><text:span text:style-name="T14">Player</text:span><text:span text:style-name="T12"> informace o poslední hrané kartě, jejím speciálním efektu a skutečnosti, zda tento efekt již pozbyl účinku. Také přijímá od instancí třídy </text:span><text:span text:style-name="T14">Player</text:span><text:span text:style-name="T12"> data o jí hrané kartě.</text:span></text:p>
      <text:p text:style-name="P9">fields:</text:p>
      <text:list xml:id="list2159126602" text:style-name="WWNum7">
        <text:list-item>
          <text:p text:style-name="P15"><text:span text:style-name="T14">deck</text:span><text:span text:style-name="T12"> – kolekce všech karet</text:span></text:p>
        </text:list-item>
        <text:list-item>
          <text:p text:style-name="P15"><text:span text:style-name="T14">shufffledDeck</text:span><text:span text:style-name="T12"> – zamíchaná kolekce všech karet, ze které se rozdává a ze které si hráči lížou</text:span></text:p>
        </text:list-item>
        <text:list-item>
          <text:p text:style-name="P15"><text:span text:style-name="T14">justPlayed</text:span><text:span text:style-name="T12"> – udržuje informaci o tom, jaká karta byla právě někým hrána. Pokud speciální efekt karty již vypršel, ale zároveň další karta ještě nebyla odehrána, nastaví se na null</text:span></text:p>
        </text:list-item>
        <text:list-item>
          <text:p text:style-name="P15"><text:span text:style-name="T14">usedCards</text:span><text:span text:style-name="T12"> – kolekce všech karet, které hráči odehráli, v případě, že dojdou karty v </text:span><text:span text:style-name="T14">shuffledDeck</text:span><text:span text:style-name="T12">, se </text:span><text:span text:style-name="T14">usedCards</text:span><text:span text:style-name="T12"> přesunou tam a znovu ji tak naplní</text:span></text:p>
        </text:list-item>
        <text:list-item>
          <text:p text:style-name="P15"><text:soft-page-break/><text:span text:style-name="T14">sevenAmounts</text:span><text:span text:style-name="T12"> – drží informaci o tom, kolik karet si má líznout hráč, proti kterému byla odehrána sedmička, v případě přebití hodnota narůstá vždy o dva. Po dolízání všech karet jedním z hráčů se hodnota vrátí na 0</text:span></text:p>
        </text:list-item>
        <text:list-item>
          <text:p text:style-name="P15"><text:span text:style-name="T14">suitToChange</text:span><text:span text:style-name="T12"> – po použití svrška se sem ukládá informace o tom, na jakou barvu uživatel svrška změnil</text:span></text:p>
        </text:list-item>
        <text:list-item>
          <text:p text:style-name="P15"><text:span text:style-name="T14">recentAction</text:span><text:span text:style-name="T12"> – drží si informaci o poslední události ve hře, případně hráči, který ji podnikl</text:span></text:p>
        </text:list-item>
        <text:list-item>
          <text:p text:style-name="P15"><text:span text:style-name="T14">random</text:span><text:span text:style-name="T12"> – využívá se pro míchání karet při přípravě hry</text:span></text:p>
        </text:list-item>
        <text:list-item>
          <text:p text:style-name="P15"><text:span text:style-name="T14">winner</text:span><text:span text:style-name="T12"> – poté, co se jeden z hráčů dokáže zbavit karet, se sem uloží pointer na jeho instanci</text:span></text:p>
        </text:list-item>
      </text:list>
      <text:p text:style-name="P9">Konstruktor iniciuje fields a generuje karty.</text:p>
      <text:p text:style-name="P10"><text:span text:style-name="T12">Hlavní metodou, jejímž zavoláním začíná hra, je </text:span><text:span text:style-name="T14">Play(</text:span><text:span text:style-name="T12">). Ta se postará o úkony, které je nutné učinit před začátkem hry (míchání karet, nicky hráčů, rozdání karet apod.) a zahájí hru. Využíváno je opět nekonečné metody while, která končí, až když jeden z hráčů má jisté vítězství.</text:span></text:p>
      <text:p text:style-name="P10"><text:span text:style-name="T12">Tato metoda využívá několika pomocných private metod, které se starají o logiku hry. Jako první se zavolá </text:span><text:span text:style-name="T14">DrawBasicUI(</text:span><text:span text:style-name="T12">), která do konzole vykreslí uživatelské rozhraní.</text:span></text:p>
      <text:p text:style-name="P10"><text:span text:style-name="T12">Další na řadě je </text:span><text:span text:style-name="T14">PlayerManagement()</text:span><text:span text:style-name="T12"> starající se o zavolání správné metody a předání správných dat hráči, který je na řadě. Jde o potenciálně nejsložitější metodu aplikace, ale opatřil jsem ji množstvím komentářů, které by měly její fungování ujasnit. Ještě zdůrazním, že pro pochopení celkové logiky aplikace je nutné na tuto metodu nahlížet ve spojení s metodami třídy hráč, které jsou odsud volány, a také public metodami na </text:span><text:span text:style-name="T14">gamePlay</text:span><text:span text:style-name="T12"> starajícími se o data získaná zpět od hráče (ty jsou řazené až po pomocných private metodách).</text:span></text:p>
      <text:p text:style-name="P10"><text:span text:style-name="T12">Třetí na řadě je kontrola, zda hráč svým posledním tahem již nevyhrál. Pomocná private metoda </text:span><text:span text:style-name="T14">CheckWinningConditions(</text:span><text:span text:style-name="T12">) zkontroluje, zda hráč drží nějaké karty, a pokud ne, vrátí true. V tom případě následuje kontrola, zda druhý hráč drží srdcovou sedmičku a může ji legálně využít, aby vítězného soupeře vrátil do hry. Pokud ne, je příkazem break přerušen cyklus a následuje oslavný text vítězi. V opačném případě hra pokračuje a soupeř je v příštím tahu nucen využít svou srdcovou sedmičku. Hra následně pokračuje běžným způsobem dál.</text:span></text:p>
      <text:p text:style-name="P9"/>
      <text:p text:style-name="P8">Závěr</text:p>
      <text:p text:style-name="P9">PrsiCardGame dle mého názoru dokáže udržovat naplňování pravidel hry prší a umožňuje vše, co umožňuje fyzická verze hry, včetně možnosti využít přebíjení es, nebo jej zakázat. Uživatelské rozhraní je omezené možnostmi konzole. Spokojil jsem se se změnou barvy pozadí na DarkGreen, tedy barvy, která připomíná stůl v kasinu, pro lepší čitelnost na tomto pozadí jsem písmo nastavil na zelené.</text:p>
      <text:p text:style-name="P10"><text:span text:style-name="T12">Co by se dalo zlepšit? Přestože je konzole omezující, jistých vylepšení by se dosáhnout dalo. Asi nejméně spokojený jsem s uživatelským rozhraním a jeho vykreslováním. Každá třída si vykresluje svoji trošku</text:span><text:bookmark text:name="_GoBack"/><text:span text:style-name="T12"> a ač to v tomto základním podání funguje, jsem si vědom toho, že by bylo lepší karty v ruce vykreslovat vedle sebe (alespoň po čtyřech) nebo obarvit znaky na kartách dle reálných barev, což by mohlo pomoci hráči lépe s v kartách zorientov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obyčejné" style:font-family-generic="roman" style:font-pitch="variable" style:font-charset="x-symbol"/>
    <style:font-face style:name="Mangal1" svg:font-family="Mangal"/>
    <style:font-face style:name="Courier New" svg:font-family="'Courier New'" style:font-adornments="obyčejné"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Calibri2" style:font-family-asian="Calibri" style:font-family-generic-asian="system" style:font-pitch-asian="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Calibri2" style:font-family-asian="Calibri" style:font-family-generic-asian="system" style:font-pitch-asian="variable"/>
    </style:style>
    <style:style style:name="ListLabel_20_1" style:display-name="ListLabel 1" style:family="text">
      <style:text-properties fo:font-size="11pt"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fo:font-size="11pt"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el Skála</meta:initial-creator>
    <meta:editing-cycles>44</meta:editing-cycles>
    <meta:creation-date>2019-01-14T03:18:00</meta:creation-date>
    <dc:date>2019-01-14T19:41:54.245000000</dc:date>
    <meta:editing-duration>PT6H57M52S</meta:editing-duration>
    <meta:generator>LibreOffice/5.4.4.2$Windows_X86_64 LibreOffice_project/2524958677847fb3bb44820e40380acbe820f960</meta:generator>
    <meta:document-statistic meta:table-count="0" meta:image-count="0" meta:object-count="0" meta:page-count="4" meta:paragraph-count="88" meta:word-count="1952" meta:character-count="12546" meta:non-whitespace-character-count="106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